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adornments="Standard"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code">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color="#ff0000" fo:font-style="italic" style:font-style-asian="italic" style:font-style-complex="italic"/>
    </style:style>
    <style:style style:name="T3" style:family="text">
      <style:text-properties fo:color="#ff0000"/>
    </style:style>
    <style:style style:name="T4" style:family="text">
      <style:text-properties fo:font-size="10pt" style:font-size-asian="10pt" style:font-size-complex="10pt"/>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How to write XCELs</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Standard"/>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Standar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Standar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text:a xlink:type="simple" xlink:href="#2.Introduction|outline" text:style-name="Standard" text:visited-style-name="Standard">Introduction<text:tab/>3</text:a></text:p>
          <text:p text:style-name="P3"><text:a xlink:type="simple" xlink:href="#3.An example format|outline" text:style-name="Standard" text:visited-style-name="Standard">An example format<text:tab/>3</text:a></text:p>
          <text:p text:style-name="P3"><text:a xlink:type="simple" xlink:href="#5.Writting the XCEL|outline" text:style-name="Standard" text:visited-style-name="Standard">Writting the XCEL<text:tab/>3</text:a></text:p>
          <text:p text:style-name="P4"><text:a xlink:type="simple" xlink:href="#5.1.Step 1 (main structure)|outline" text:style-name="Standard" text:visited-style-name="Standard">Step 1 (main structure)<text:tab/>3</text:a></text:p>
          <text:p text:style-name="P4"><text:a xlink:type="simple" xlink:href="#5.3.Step 2 (modelling the basis structure)|outline" text:style-name="Standard" text:visited-style-name="Standard">Step 2 (modelling the basis structure)<text:tab/>4</text:a></text:p>
          <text:p text:style-name="P4"><text:a xlink:type="simple" xlink:href="#5.4.Step 3 (label a sequence with a definitionItem)|outline" text:style-name="Standard" text:visited-style-name="Standard">Step 3 (label a sequence with a definitionItem)<text:tab/>4</text:a></text:p>
          <text:p text:style-name="P4"><text:a xlink:type="simple" xlink:href="#5.5.Step 4 (label values with symbols)|outline" text:style-name="Standard" text:visited-style-name="Standard">Step 4 (label values with symbols)<text:tab/>5</text:a></text:p>
          <text:p text:style-name="P3"><text:a xlink:type="simple" xlink:href="#6.Step 5 (model multiple fields separated by a sign)|outline" text:style-name="Standard" text:visited-style-name="Standard">Step 5 (model multiple fields separated by a sign)<text:tab/>7</text:a></text:p>
          <text:p text:style-name="P3"><text:a xlink:type="simple" xlink:href="#7.Step 6 (using templates)|outline" text:style-name="Standard" text:visited-style-name="Standard">Step 6 (using templates)<text:tab/>9</text:a></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Introduction</text:h>
      <text:p text:style-name="P5">This tutorial gives the reader a first impression on what XCEL is and how to use it. We have decided to show the basic features of the XCEL on the basis of a very simple ASCII based format. If you are looking for a more real world example you should study our html version of the actual xcel_png.xml. The parts of that XCEL are linked to the corresponding chapters in the png specification.</text:p>
      <text:h text:style-name="Heading_20_1" text:outline-level="1">An example format</text:h>
      <text:p text:style-name="P5">Imagine we had designed an ASCII based fileformat that contains multiple records of information. Each record consists of four key value pairs. What we like to do is to write an XCEL description for that format.</text:p>
      <text:p text:style-name="P5"/>
      <text:p text:style-name="code">Name: Jan Schnasse</text:p>
      <text:p text:style-name="code">Sex: m</text:p>
      <text:p text:style-name="code">Company: University at Cologne</text:p>
      <text:p text:style-name="code">Fields of Work: XML, Fileformats, Semantic Web, Self Describing Objects </text:p>
      <text:p text:style-name="code"/>
      <text:p text:style-name="code">Name: Volker Heydegger</text:p>
      <text:p text:style-name="code">Sex: m</text:p>
      <text:p text:style-name="code">Company: University at Cologne</text:p>
      <text:p text:style-name="code">Fields of Work: XML, Fileformats, Robustness of Fileformats, Digital Preservation</text:p>
      <text:p text:style-name="code"/>
      <text:p text:style-name="code">Name Johanna Neumann</text:p>
      <text:p text:style-name="code">Sex: f</text:p>
      <text:p text:style-name="code">Company: University at Cologne</text:p>
      <text:p text:style-name="code">Fields of Work: XML, Fileformats, Alternative Music</text:p>
      <text:h text:style-name="Heading_20_1" text:outline-level="1"/>
      <text:h text:style-name="Heading_20_1" text:outline-level="1">Writing the XCEL</text:h>
      <text:h text:style-name="Heading_20_2" text:outline-level="2">Step 1 (main structure)</text:h>
      <text:p text:style-name="Text_20_body">First we have to write down the basic XCEL tags. Because we don´t have created a specialised extension for our dataformat we want to validate the XCEL against our XCELBasicExtension schema. </text:p>
      <text:p text:style-name="code">&lt;?xml version="1.0" encoding="UTF-8"?&gt;</text:p>
      <text:p text:style-name="code">&lt;XCELDocument xmlns="http://www.planets-project.eu/xcl/schemas/xcl"</text:p>
      <text:p text:style-name="code"><text:s text:c="4"/>xmlns:xsi="http://www.w3.org/2001/XMLSchema-instance"</text:p>
      <text:p text:style-name="code"><text:s text:c="4"/>xsi:schemaLocation="http://www.planets-project.eu/xcl/schemas/xcl</text:p>
      <text:p text:style-name="code"><text:s text:c="4"/>schemas/XCELBasicExtension .xsd"&gt;</text:p>
      <text:p text:style-name="code"><text:s text:c="4"/>&lt;preProcessing&gt;&lt;/preProcessing&gt;</text:p>
      <text:p text:style-name="code"><text:s text:c="4"/>&lt;formatDescription&gt;&lt;/formatDescription&gt;</text:p>
      <text:p text:style-name="code"><text:s text:c="4"/>&lt;templates&gt;&lt;/templates&gt;</text:p>
      <text:p text:style-name="code"><text:s text:c="4"/>&lt;postProcessing&gt;&lt;/postProcessing&gt;</text:p>
      <text:p text:style-name="code"><text:s text:c="2"/>&lt;/XCELDocument&gt; <text:s/></text:p>
      <text:h text:style-name="Heading_20_2" text:outline-level="2"/>
      <text:h text:style-name="Heading_20_2" text:outline-level="2">Step 2 (modelling the basis structure)</text:h>
      <text:p text:style-name="Text_20_body">For better reusing we decide to put the definition of one record in the template part of our document. Than we create an item for every row.</text:p>
      <text:p text:style-name="code">&lt;?xml version="1.0" encoding="UTF-8"?&gt;</text:p>
      <text:p text:style-name="code">&lt;XCELDocument xmlns="http://www.planets-project.eu/xcl/schemas/xcl"</text:p>
      <text:p text:style-name="code"><text:s text:c="4"/>xmlns:xsi="http://www.w3.org/2001/XMLSchema-instance"</text:p>
      <text:p text:style-name="code"><text:s text:c="4"/>xsi:schemaLocation="http://www.planets-project.eu/xcl/schemas/xcl</text:p>
      <text:p text:style-name="code"><text:s text:c="4"/>schemas/XCELBasicExtension .xsd"&gt;</text:p>
      <text:p text:style-name="code"><text:s text:c="4"/>&lt;preProcessing&gt;&lt;/preProcessing&gt;</text:p>
      <text:p text:style-name="code"><text:s text:c="4"/>&lt;formatDescription&gt;&lt;/formatDescription&gt;</text:p>
      <text:p text:style-name="code">&lt;templates&gt;</text:p>
      <text:p text:style-name="code"><text:s/>&lt;item xsi:type="structuringItem" identifier="aRecord"&gt;</text:p>
      <text:p text:style-name="code"><text:s text:c="12"/>&lt;item xsi:type="structuringItem" identifier="nameRow"&gt;</text:p>
      <text:p text:style-name="code"><text:s text:c="12"/></text:p>
      <text:p text:style-name="code"><text:s text:c="12"/>&lt;/item&gt;</text:p>
      <text:p text:style-name="code"><text:s text:c="12"/>&lt;item xsi:type="structuringItem" identifier="sexRow"&gt;</text:p>
      <text:p text:style-name="code"><text:s text:c="16"/></text:p>
      <text:p text:style-name="code"><text:s text:c="12"/>&lt;/item&gt;</text:p>
      <text:p text:style-name="code"><text:s text:c="12"/>&lt;item xsi:type="structuringItem" identifier="companyRow"&gt;</text:p>
      <text:p text:style-name="code"><text:s text:c="16"/></text:p>
      <text:p text:style-name="code"><text:s text:c="12"/>&lt;/item&gt;</text:p>
      <text:p text:style-name="code"><text:s text:c="12"/>&lt;item xsi:type="structuringItem" identifier="fieldsOfWorkRow"&gt;</text:p>
      <text:p text:style-name="code"><text:s text:c="16"/></text:p>
      <text:p text:style-name="code"><text:s text:c="12"/>&lt;/item&gt;</text:p>
      <text:p text:style-name="code"><text:s text:c="12"/></text:p>
      <text:p text:style-name="code"><text:s text:c="8"/>&lt;/item&gt;</text:p>
      <text:p text:style-name="code">&lt;/templates&gt;</text:p>
      <text:p text:style-name="code"><text:s text:c="4"/>&lt;postProcessing&gt;&lt;/postProcessing&gt;</text:p>
      <text:p text:style-name="code"><text:s text:c="2"/>&lt;/XCELDocument&gt; <text:s/></text:p>
      <text:h text:style-name="Heading_20_2" text:outline-level="2">Step 3 (label a sequence with a definitionItem)</text:h>
      <text:p text:style-name="Text_20_body">We describe that the name row has to begin with the string „Name:“. <text:s/>Because of that we choose an element of the type property. <text:s/>Properties are used to describe that a single value has to appear at a certain point. <text:s/>We want the following characters to be interpreted as a name. Thus we define an item of type definitionItem (which is an item that adds a name to its children). <text:s/>The following symbol defines that all ASCII values except for Carriage Return and Line Feed should be valid characters for a name (<text:span text:style-name="T1">lazy </text:span><text:span text:style-name="T2">(short?)</text:span><text:span text:style-name="T3"> </text:span>definition). We set the attribute isMultiple=“true“ to express that a name can have more than one characters.</text:p>
      <text:p text:style-name="code">&lt;?xml version="1.0" encoding="UTF-8"?&gt;</text:p>
      <text:p text:style-name="code">&lt;XCELDocument xmlns="http://www.planets-project.eu/xcl/schemas/xcl"</text:p>
      <text:p text:style-name="code"><text:s text:c="4"/>xmlns:xsi="http://www.w3.org/2001/XMLSchema-instance"</text:p>
      <text:p text:style-name="code"><text:s text:c="4"/>xsi:schemaLocation="http://www.planets-project.eu/xcl/schemas/xcl</text:p>
      <text:p text:style-name="code"><text:s text:c="4"/>schemas/XCELBasicExtension .xsd"&gt;</text:p>
      <text:p text:style-name="code"><text:s text:c="4"/>&lt;preProcessing&gt;&lt;/preProcessing&gt;</text:p>
      <text:p text:style-name="code"><text:s text:c="4"/>&lt;formatDescription&gt;</text:p>
      <text:p text:style-name="code"><text:s text:c="8"/></text:p>
      <text:p text:style-name="code"><text:s text:c="8"/></text:p>
      <text:p text:style-name="code"><text:s text:c="4"/>&lt;/formatDescription&gt;</text:p>
      <text:p text:style-name="code"><text:s text:c="4"/>&lt;templates&gt;</text:p>
      <text:p text:style-name="code"><text:s text:c="8"/>&lt;item xsi:type="structuringItem" identifier="aRecord"&gt;</text:p>
      <text:p text:style-name="code"><text:s text:c="12"/>&lt;item xsi:type="structuringItem" identifier="nameRow"&gt;</text:p>
      <text:p text:style-name="code"><text:s text:c="12"/>&lt;property identifier="nameProp" interpretation="ASCII"&gt;</text:p>
      <text:p text:style-name="code"><text:s text:c="16"/>&lt;range&gt;</text:p>
      <text:p text:style-name="code"><text:s text:c="20"/>&lt;startposition xsi:type="sequential"/&gt;</text:p>
      <text:p text:style-name="code"><text:s text:c="20"/>&lt;length xsi:type="fixed"&gt;5&lt;/length&gt;</text:p>
      <text:p text:style-name="code"><text:s text:c="16"/>&lt;/range&gt;</text:p>
      <text:p text:style-name="code"><text:s text:c="16"/>&lt;value&gt;Name:&lt;/value&gt;</text:p>
      <text:p text:style-name="code"><text:s text:c="16"/>&lt;name&gt;NameRow&lt;/name&gt;</text:p>
      <text:p text:style-name="code"><text:s text:c="12"/>&lt;/property&gt;</text:p>
      <text:p text:style-name="code"><text:s text:c="14"/>&lt;item xsi:type="definitionItem" identifier="nameRowValue" <text:s/>&gt;</text:p>
      <text:p text:style-name="code"><text:s text:c="17"/>&lt;symbol identifier="nameRowcharacter" multiple="true"&gt;</text:p>
      <text:p text:style-name="code"><text:s text:c="21"/>&lt;range&gt;</text:p>
      <text:p text:style-name="code"><text:s text:c="25"/>&lt;startposition xsi:type="sequential"/&gt;</text:p>
      <text:p text:style-name="code"><text:s text:c="25"/>&lt;length xsi:type="processed"/&gt;</text:p>
      <text:p text:style-name="code"><text:s text:c="21"/>&lt;/range&gt;</text:p>
      <text:p text:style-name="code"><text:s text:c="21"/>&lt;nonValidValues&gt;</text:p>
      <text:p text:style-name="code"><text:s text:c="25"/>&lt;value&gt;CR&lt;/value&gt;</text:p>
      <text:p text:style-name="code"><text:tab/><text:tab/><text:tab/><text:tab/> &lt;value&gt;LF&lt;/value&gt;</text:p>
      <text:p text:style-name="code"><text:s text:c="21"/>&lt;/nonValidValues&gt;</text:p>
      <text:p text:style-name="code"><text:s text:c="22"/>&lt;name&gt;nameChar&lt;/name&gt;</text:p>
      <text:p text:style-name="code"><text:s text:c="17"/>&lt;/symbol&gt;</text:p>
      <text:p text:style-name="code"><text:s text:c="18"/>&lt;name&gt;Name&lt;/name&gt;</text:p>
      <text:p text:style-name="code"><text:s text:c="14"/>&lt;/item&gt; </text:p>
      <text:p text:style-name="code"><text:s text:c="16"/></text:p>
      <text:p text:style-name="code"><text:s text:c="12"/>&lt;/item&gt;</text:p>
      <text:p text:style-name="code"><text:s text:c="12"/>&lt;item xsi:type="structuringItem" identifier="sexRow"&gt;</text:p>
      <text:p text:style-name="code"><text:s text:c="16"/></text:p>
      <text:p text:style-name="code"><text:s text:c="12"/>&lt;/item&gt;</text:p>
      <text:p text:style-name="code"><text:s text:c="12"/>&lt;item xsi:type="structuringItem" identifier="companyRow"&gt;</text:p>
      <text:p text:style-name="code"><text:s text:c="16"/></text:p>
      <text:p text:style-name="code"><text:s text:c="12"/>&lt;/item&gt;</text:p>
      <text:p text:style-name="code"><text:s text:c="12"/>&lt;item xsi:type="structuringItem" identifier="fieldsOfWorkRow"&gt;</text:p>
      <text:p text:style-name="code"><text:s text:c="16"/></text:p>
      <text:p text:style-name="code"><text:s text:c="12"/>&lt;/item&gt;</text:p>
      <text:p text:style-name="code"><text:s text:c="12"/></text:p>
      <text:p text:style-name="code"><text:s text:c="8"/>&lt;/item&gt;</text:p>
      <text:p text:style-name="code"><text:s text:c="4"/>&lt;/templates&gt;</text:p>
      <text:p text:style-name="code"><text:s text:c="4"/>&lt;postProcessing&gt;&lt;/postProcessing&gt;</text:p>
      <text:p text:style-name="code"><text:s text:c="2"/>&lt;/XCELDocument&gt; <text:s/></text:p>
      <text:p text:style-name="P5"><text:s text:c="4"/></text:p>
      <text:p text:style-name="P5"><text:s text:c="4"/></text:p>
      <text:h text:style-name="Heading_20_2" text:outline-level="2">Step 4 (label values with symbols)</text:h>
      <text:p text:style-name="Text_20_body">The second row should express if the person described by the record is a male or female person. <text:s/>Initally we write a property that accepts the keyword sex: as a valid value. The following symbol contains a tag valueInterpretation that adds labels to the feasible values m and f.</text:p>
      <text:p text:style-name="code">&lt;?xml version="1.0" encoding="UTF-8"?&gt;</text:p>
      <text:p text:style-name="code">&lt;XCELDocument xmlns="http://www.planets-project.eu/xcl/schemas/xcl"</text:p>
      <text:p text:style-name="code"><text:s text:c="4"/>xmlns:xsi="http://www.w3.org/2001/XMLSchema-instance"</text:p>
      <text:p text:style-name="code"><text:s text:c="4"/>xsi:schemaLocation="http://www.planets-project.eu/xcl/schemas/xcl </text:p>
      <text:p text:style-name="code"><text:s text:c="4"/>schemas/XCELBasicExtension .xsd"&gt;</text:p>
      <text:p text:style-name="code"><text:s text:c="4"/>&lt;preProcessing&gt;&lt;/preProcessing&gt;</text:p>
      <text:p text:style-name="code"><text:s text:c="4"/>&lt;formatDescription&gt;</text:p>
      <text:p text:style-name="code"><text:s text:c="8"/></text:p>
      <text:p text:style-name="code"><text:s text:c="8"/></text:p>
      <text:p text:style-name="code"><text:s text:c="4"/>&lt;/formatDescription&gt;</text:p>
      <text:p text:style-name="code"><text:s text:c="4"/>&lt;templates&gt;</text:p>
      <text:p text:style-name="code"><text:s text:c="8"/>&lt;item xsi:type="structuringItem" identifier="aRecord"&gt;</text:p>
      <text:p text:style-name="code"><text:s text:c="12"/>&lt;item xsi:type="structuringItem" identifier="nameRow"&gt;</text:p>
      <text:p text:style-name="code"><text:s text:c="12"/>&lt;property <text:s/>identifier="nameProp" </text:p>
      <text:p text:style-name="code"><text:tab/><text:tab/><text:tab/><text:tab/>interpretation="ASCII"&gt;</text:p>
      <text:p text:style-name="code"><text:s text:c="16"/>&lt;range&gt;</text:p>
      <text:p text:style-name="code"><text:s text:c="20"/>&lt;startposition xsi:type="sequential"/&gt;</text:p>
      <text:p text:style-name="code"><text:s text:c="20"/>&lt;length xsi:type="fixed"&gt;5&lt;/length&gt;</text:p>
      <text:p text:style-name="code"><text:s text:c="16"/>&lt;/range&gt;</text:p>
      <text:p text:style-name="code"><text:s text:c="16"/>&lt;value&gt;Name:&lt;/value&gt;</text:p>
      <text:p text:style-name="code"><text:s text:c="16"/>&lt;name&gt;NameRow&lt;/name&gt;</text:p>
      <text:p text:style-name="code"><text:s text:c="12"/>&lt;/property&gt;</text:p>
      <text:p text:style-name="code"><text:s text:c="12"/>&lt;item xsi:type="definitionItem" identifier="nameRowValue" <text:s/>&gt;</text:p>
      <text:p text:style-name="code"><text:s text:c="17"/>&lt;symbol identifier="nameRowcharacter"</text:p>
      <text:p text:style-name="code"><text:s/><text:tab/><text:tab/><text:tab/><text:tab/><text:tab/>multiple="true" interpretation="ASCII"&gt;</text:p>
      <text:p text:style-name="code"><text:s text:c="21"/>&lt;range&gt;</text:p>
      <text:p text:style-name="code"><text:s text:c="25"/>&lt;startposition xsi:type="sequential"/&gt;</text:p>
      <text:p text:style-name="code"><text:s text:c="25"/>&lt;length xsi:type="processed"/&gt;</text:p>
      <text:p text:style-name="code"><text:s text:c="21"/>&lt;/range&gt;</text:p>
      <text:p text:style-name="code"><text:s text:c="21"/>&lt;nonValidValues&gt;</text:p>
      <text:p text:style-name="code"><text:s text:c="25"/>&lt;value&gt;LF&lt;/value&gt;</text:p>
      <text:p text:style-name="code"><text:tab/><text:tab/><text:tab/> <text:s text:c="6"/>&lt;value&gt;CR&lt;/value&gt;</text:p>
      <text:p text:style-name="code"><text:s text:c="21"/>&lt;/nonValidValues&gt;</text:p>
      <text:p text:style-name="code"><text:s text:c="22"/>&lt;name&gt;nameChar&lt;/name&gt;</text:p>
      <text:p text:style-name="code"><text:s text:c="17"/>&lt;/symbol&gt;</text:p>
      <text:p text:style-name="code"><text:s text:c="18"/>&lt;name&gt;Name&lt;/name&gt;</text:p>
      <text:p text:style-name="code"><text:s text:c="14"/>&lt;/item&gt; </text:p>
      <text:p text:style-name="code"><text:s text:c="16"/></text:p>
      <text:p text:style-name="code"><text:s text:c="12"/>&lt;/item&gt;</text:p>
      <text:p text:style-name="code"><text:s text:c="12"/>&lt;item xsi:type="structuringItem" identifier="sexRow"&gt;</text:p>
      <text:p text:style-name="code"><text:s text:c="16"/>&lt;property identifier="sexProp" interpretation="ASCII"&gt;</text:p>
      <text:p text:style-name="code"><text:s text:c="20"/>&lt;range&gt;</text:p>
      <text:p text:style-name="code"><text:s text:c="24"/>&lt;startposition xsi:type="sequential"/&gt;</text:p>
      <text:p text:style-name="code"><text:s text:c="24"/>&lt;length xsi:type="fixed"&gt;4&lt;/length&gt;</text:p>
      <text:p text:style-name="code"><text:s text:c="20"/>&lt;/range&gt;</text:p>
      <text:p text:style-name="code"><text:s text:c="20"/>&lt;value&gt;Sex:&lt;/value&gt;</text:p>
      <text:p text:style-name="code"><text:s text:c="20"/>&lt;name&gt;SexRow&lt;/name&gt;</text:p>
      <text:p text:style-name="code"><text:s text:c="16"/>&lt;/property&gt;</text:p>
      <text:p text:style-name="code"><text:s text:c="4"/></text:p>
      <text:p text:style-name="code"><text:s text:c="20"/>&lt;symbol identifier="sexRowcharacter" multiple="true"&gt;</text:p>
      <text:p text:style-name="code"><text:s text:c="24"/>&lt;range&gt;</text:p>
      <text:p text:style-name="code"><text:s text:c="28"/>&lt;startposition xsi:type="sequential"/&gt;</text:p>
      <text:p text:style-name="code"><text:s text:c="28"/>&lt;length xsi:type="fixed"&gt;1&lt;/length&gt;</text:p>
      <text:p text:style-name="code"><text:s text:c="24"/>&lt;/range&gt;</text:p>
      <text:p text:style-name="code"><text:s text:c="24"/>&lt;valueInterpretation&gt;</text:p>
      <text:p text:style-name="code"><text:s text:c="28"/>&lt;valueLabel&gt;male&lt;/valueLabel&gt;</text:p>
      <text:p text:style-name="code"><text:s text:c="28"/>&lt;value&gt;m&lt;/value&gt;</text:p>
      <text:p text:style-name="code"><text:s text:c="28"/>&lt;valueLabel&gt;female&lt;/valueLabel&gt;</text:p>
      <text:p text:style-name="code"><text:s text:c="28"/>&lt;value&gt;f&lt;/value&gt;</text:p>
      <text:p text:style-name="code"><text:s text:c="24"/>&lt;/valueInterpretation&gt;</text:p>
      <text:p text:style-name="code"><text:s text:c="24"/>&lt;name&gt;sex&lt;/name&gt;</text:p>
      <text:p text:style-name="code"><text:s text:c="20"/>&lt;/symbol&gt;</text:p>
      <text:p text:style-name="code"><text:s text:c="15"/></text:p>
      <text:p text:style-name="code"><text:s text:c="12"/>&lt;/item&gt;</text:p>
      <text:p text:style-name="code"><text:s text:c="12"/>&lt;item xsi:type="structuringItem" identifier="companyRow"&gt;</text:p>
      <text:p text:style-name="code"><text:s text:c="16"/></text:p>
      <text:p text:style-name="code"><text:s text:c="12"/>&lt;/item&gt;</text:p>
      <text:p text:style-name="code"><text:s text:c="12"/>&lt;item xsi:type="structuringItem" identifier="fieldsOfWorkRow"&gt;</text:p>
      <text:p text:style-name="code"><text:s text:c="16"/></text:p>
      <text:p text:style-name="code"><text:s text:c="12"/>&lt;/item&gt;</text:p>
      <text:p text:style-name="code"><text:s text:c="12"/></text:p>
      <text:p text:style-name="code"><text:s text:c="8"/>&lt;/item&gt;</text:p>
      <text:p text:style-name="code"><text:s text:c="4"/>&lt;/templates&gt;</text:p>
      <text:p text:style-name="code"><text:s text:c="4"/>&lt;postProcessing&gt;</text:p>
      <text:p text:style-name="code"><text:s text:c="4"/>&lt;/postProcessing&gt;</text:p>
      <text:p text:style-name="code"><text:s text:c="2"/>&lt;/XCELDocument&gt; <text:s/></text:p>
      <text:p text:style-name="P5"><text:s text:c="4"/></text:p>
      <text:p text:style-name="P5"><text:s text:c="4"/></text:p>
      <text:h text:style-name="Heading_20_1" text:outline-level="1">Step 5 (model multiple fields separated by a sign)</text:h>
      <text:p text:style-name="Text_20_body">The definiton of the company row is quite similar to the definition of the name row (you can do a little exercise by writting it down). <text:s/></text:p>
      <text:p text:style-name="Standard">The last row of a record contains a comma seperated list of words where every word describes one area of work. We use an item with the attribute order=“all“ and set the attribute isMultiple of it´s children to imply that all children can appear as long as at least one of them matches to the next position in the file. Than we seperate characters and commas with a symbol and a property. With an item of type definitionItem we give a sequence of characters the name fieldOfWork.</text:p>
      <text:p text:style-name="code">&lt;?xml version="1.0" encoding="UTF-8"?&gt;</text:p>
      <text:p text:style-name="code">&lt;XCELDocument xmlns="http://www.planets-project.eu/xcl/schemas/xcl"</text:p>
      <text:p text:style-name="code"><text:s text:c="4"/>xmlns:xsi="http://www.w3.org/2001/XMLSchema-instance"</text:p>
      <text:p text:style-name="code"><text:s text:c="4"/>xsi:schemaLocation="http://www.planets-project.eu/xcl/schemas/xcl </text:p>
      <text:p text:style-name="code"><text:s text:c="4"/>schemas/XCELBasicExtension.xsd"&gt;</text:p>
      <text:p text:style-name="code"><text:s text:c="4"/>&lt;preProcessing&gt;&lt;/preProcessing&gt;</text:p>
      <text:p text:style-name="code"><text:s text:c="4"/>&lt;formatDescription&gt;</text:p>
      <text:p text:style-name="code"><text:s text:c="8"/></text:p>
      <text:p text:style-name="code"><text:s text:c="8"/></text:p>
      <text:p text:style-name="code"><text:s text:c="4"/>&lt;/formatDescription&gt;</text:p>
      <text:p text:style-name="code"><text:s text:c="4"/>&lt;templates&gt;</text:p>
      <text:p text:style-name="code"><text:s text:c="8"/>&lt;item xsi:type="structuringItem" identifier="aRecord"&gt;</text:p>
      <text:p text:style-name="code"><text:s text:c="12"/>&lt;item xsi:type="structuringItem" identifier="nameRow"&gt;</text:p>
      <text:p text:style-name="code"><text:s text:c="12"/>&lt;property identifier="nameProp" </text:p>
      <text:p text:style-name="code"><text:tab/><text:tab/><text:tab/><text:tab/>interpretation="ASCII"&gt;</text:p>
      <text:p text:style-name="code"><text:s text:c="16"/>&lt;range&gt;</text:p>
      <text:p text:style-name="code"><text:s text:c="20"/>&lt;startposition xsi:type="sequential"/&gt;</text:p>
      <text:p text:style-name="code"><text:s text:c="20"/>&lt;length xsi:type="fixed"&gt;5&lt;/length&gt;</text:p>
      <text:p text:style-name="code"><text:s text:c="16"/>&lt;/range&gt;</text:p>
      <text:p text:style-name="code"><text:s text:c="16"/>&lt;value&gt;Company:&lt;/value&gt;</text:p>
      <text:p text:style-name="code"><text:s text:c="16"/>&lt;name&gt;NameRow&lt;/name&gt;</text:p>
      <text:p text:style-name="code"><text:s text:c="12"/>&lt;/property&gt;</text:p>
      <text:p text:style-name="code"><text:s text:c="12"/>&lt;item xsi:type="definitionItem" identifier="nameRowValue" <text:s/>&gt;</text:p>
      <text:p text:style-name="code"><text:s text:c="17"/>&lt;symbol identifier="nameRowcharacter"</text:p>
      <text:p text:style-name="code"><text:s/><text:tab/><text:tab/><text:tab/><text:tab/><text:tab/>multiple="true" interpretation="ASCII"&gt;</text:p>
      <text:p text:style-name="code"><text:s text:c="21"/>&lt;range&gt;</text:p>
      <text:p text:style-name="code"><text:s text:c="25"/>&lt;startposition xsi:type="sequential"/&gt;</text:p>
      <text:p text:style-name="code"><text:s text:c="25"/>&lt;length xsi:type="processed"/&gt;</text:p>
      <text:p text:style-name="code"><text:s text:c="21"/>&lt;/range&gt;</text:p>
      <text:p text:style-name="code"><text:s text:c="21"/>&lt;nonValidValues&gt;</text:p>
      <text:p text:style-name="code"><text:s text:c="25"/>&lt;value&gt;LF&lt;/value&gt;</text:p>
      <text:p text:style-name="code"><text:tab/><text:tab/><text:tab/> <text:s text:c="6"/>&lt;value&gt;CR&lt;/value&gt;</text:p>
      <text:p text:style-name="code"><text:s text:c="21"/>&lt;/nonValidValues&gt;</text:p>
      <text:p text:style-name="code"><text:s text:c="22"/>&lt;name&gt;nameChar&lt;/name&gt;</text:p>
      <text:p text:style-name="code"><text:s text:c="17"/>&lt;/symbol&gt;</text:p>
      <text:p text:style-name="code"><text:s text:c="18"/>&lt;name&gt;Name&lt;/name&gt;</text:p>
      <text:p text:style-name="code"><text:s text:c="14"/>&lt;/item&gt; </text:p>
      <text:p text:style-name="code"><text:s text:c="16"/></text:p>
      <text:p text:style-name="code"><text:s text:c="12"/>&lt;/item&gt;</text:p>
      <text:p text:style-name="code"><text:s text:c="12"/>&lt;item xsi:type="structuringItem" identifier="sexRow"&gt;</text:p>
      <text:p text:style-name="code"><text:s text:c="16"/>&lt;property identifier="sexProp" interpretation="ASCII"&gt;</text:p>
      <text:p text:style-name="code"><text:s text:c="20"/>&lt;range&gt;</text:p>
      <text:p text:style-name="code"><text:s text:c="24"/>&lt;startposition xsi:type="sequential"/&gt;</text:p>
      <text:p text:style-name="code"><text:s text:c="24"/>&lt;length xsi:type="fixed"&gt;4&lt;/length&gt;</text:p>
      <text:p text:style-name="code"><text:s text:c="20"/>&lt;/range&gt;</text:p>
      <text:p text:style-name="code"><text:s text:c="20"/>&lt;value&gt;Sex:&lt;/value&gt;</text:p>
      <text:p text:style-name="code"><text:s text:c="20"/>&lt;name&gt;SexRow&lt;/name&gt;</text:p>
      <text:p text:style-name="code"><text:s text:c="16"/>&lt;/property&gt;</text:p>
      <text:p text:style-name="code"><text:s text:c="4"/></text:p>
      <text:p text:style-name="code"><text:s text:c="20"/>&lt;symbol identifier="sexRowcharacter" multiple="true"&gt;</text:p>
      <text:p text:style-name="code"><text:s text:c="24"/>&lt;range&gt;</text:p>
      <text:p text:style-name="code"><text:s text:c="28"/>&lt;startposition xsi:type="sequential"/&gt;</text:p>
      <text:p text:style-name="code"><text:s text:c="28"/>&lt;length xsi:type="fixed"&gt;1&lt;/length&gt;</text:p>
      <text:p text:style-name="code"><text:s text:c="24"/>&lt;/range&gt;</text:p>
      <text:p text:style-name="code"><text:s text:c="24"/>&lt;valueInterpretation&gt;</text:p>
      <text:p text:style-name="code"><text:s text:c="28"/>&lt;valueLabel&gt;male&lt;/valueLabel&gt;</text:p>
      <text:p text:style-name="code"><text:s text:c="28"/>&lt;value&gt;m&lt;/value&gt;</text:p>
      <text:p text:style-name="code"><text:s text:c="28"/>&lt;valueLabel&gt;female&lt;/valueLabel&gt;</text:p>
      <text:p text:style-name="code"><text:s text:c="28"/>&lt;value&gt;f&lt;/value&gt;</text:p>
      <text:p text:style-name="code"><text:s text:c="24"/>&lt;/valueInterpretation&gt;</text:p>
      <text:p text:style-name="code"><text:s text:c="24"/>&lt;name&gt;sex&lt;/name&gt;</text:p>
      <text:p text:style-name="code"><text:s text:c="20"/>&lt;/symbol&gt;</text:p>
      <text:p text:style-name="code"><text:s text:c="15"/></text:p>
      <text:p text:style-name="code"><text:s text:c="12"/>&lt;/item&gt;</text:p>
      <text:p text:style-name="code"><text:s text:c="12"/>&lt;item xsi:type="structuringItem" identifier="companyRow"&gt;</text:p>
      <text:p text:style-name="code"><text:s text:c="12"/>&lt;property identifier="companyProp" </text:p>
      <text:p text:style-name="code"><text:tab/><text:tab/><text:tab/><text:tab/>interpretation="ASCII"&gt;</text:p>
      <text:p text:style-name="code"><text:s text:c="16"/>&lt;range&gt;</text:p>
      <text:p text:style-name="code"><text:s text:c="20"/>&lt;startposition xsi:type="sequential"/&gt;</text:p>
      <text:p text:style-name="code"><text:s text:c="20"/>&lt;length xsi:type="fixed"&gt;8&lt;/length&gt;</text:p>
      <text:p text:style-name="code"><text:s text:c="16"/>&lt;/range&gt;</text:p>
      <text:p text:style-name="code"><text:s text:c="16"/>&lt;value&gt;Company:&lt;/value&gt;</text:p>
      <text:p text:style-name="code"><text:s text:c="16"/>&lt;name&gt;CompanyRow&lt;/name&gt;</text:p>
      <text:p text:style-name="code"><text:s text:c="12"/>&lt;/property&gt;</text:p>
      <text:p text:style-name="code"><text:s text:c="12"/>&lt;item xsi:type="definitionItem" identifier="companyRowValue" <text:s/>&gt;</text:p>
      <text:p text:style-name="code"><text:s text:c="17"/>&lt;symbol identifier="nameRowcharacter"</text:p>
      <text:p text:style-name="code"><text:s/><text:tab/><text:tab/><text:tab/><text:tab/> multiple="true" interpretation="ASCII"&gt;</text:p>
      <text:p text:style-name="code"><text:s text:c="21"/>&lt;range&gt;</text:p>
      <text:p text:style-name="code"><text:s text:c="25"/>&lt;startposition xsi:type="sequential"/&gt;</text:p>
      <text:p text:style-name="code"><text:s text:c="25"/>&lt;length xsi:type="processed"/&gt;</text:p>
      <text:p text:style-name="code"><text:s text:c="21"/>&lt;/range&gt;</text:p>
      <text:p text:style-name="code"><text:s text:c="21"/>&lt;nonValidValues&gt;</text:p>
      <text:p text:style-name="code"><text:s text:c="25"/>&lt;value&gt;LF&lt;/value&gt;</text:p>
      <text:p text:style-name="code"><text:tab/><text:tab/><text:tab/> <text:s text:c="6"/>&lt;value&gt;CR&lt;/value&gt;</text:p>
      <text:p text:style-name="code"><text:s text:c="21"/>&lt;/nonValidValues&gt;</text:p>
      <text:p text:style-name="code"><text:s text:c="22"/>&lt;name&gt;companyChar&lt;/name&gt;</text:p>
      <text:p text:style-name="code"><text:s text:c="17"/>&lt;/symbol&gt;</text:p>
      <text:p text:style-name="code"><text:s text:c="18"/>&lt;name&gt;Company&lt;/name&gt;</text:p>
      <text:p text:style-name="code"><text:s text:c="12"/>&lt;/item&gt;</text:p>
      <text:p text:style-name="code"><text:s text:c="12"/>&lt;item xsi:type="structuringItem" identifier="fieldsOfWorkRow"&gt;</text:p>
      <text:p text:style-name="code"><text:s text:c="13"/>&lt;property identifier="workProp" </text:p>
      <text:p text:style-name="code"><text:tab/><text:tab/><text:tab/><text:tab/>interpretation="ASCII"&gt;</text:p>
      <text:p text:style-name="code"><text:s text:c="16"/>&lt;range&gt;</text:p>
      <text:p text:style-name="code"><text:s text:c="20"/>&lt;startposition xsi:type="sequential"/&gt;</text:p>
      <text:p text:style-name="code"><text:s text:c="20"/>&lt;length xsi:type="fixed"&gt;15&lt;/length&gt;</text:p>
      <text:p text:style-name="code"><text:s text:c="16"/>&lt;/range&gt;</text:p>
      <text:p text:style-name="code"><text:s text:c="16"/>&lt;value&gt;Fields of work:&lt;/value&gt;</text:p>
      <text:p text:style-name="code"><text:s text:c="16"/>&lt;name&gt;workRow&lt;/name&gt;</text:p>
      <text:p text:style-name="code"><text:s text:c="12"/>&lt;/property&gt;</text:p>
      <text:p text:style-name="code"><text:s text:c="12"/>&lt;item xsi:type=“structuringItem“ </text:p>
      <text:p text:style-name="code"><text:tab/><text:tab/><text:tab/>identifier=“workAllItem“ order=“all“&gt;</text:p>
      <text:p text:style-name="code"><text:tab/><text:tab/><text:tab/>&lt;item xsi:type=“definitionItem“ </text:p>
      <text:p text:style-name="code"><text:tab/><text:tab/><text:tab/><text:tab/>identifier=“fieldOfWorkItem“ multiple=“true“&gt;</text:p>
      <text:p text:style-name="code"><text:tab/><text:tab/><text:tab/><text:tab/>&lt;symbol identifier=“workCharItem“ multiple=“true“&gt; <text:s text:c="15"/><text:tab/><text:tab/><text:tab/><text:tab/><text:tab/>&lt;range&gt;</text:p>
      <text:p text:style-name="code"><text:s text:c="20"/><text:tab/><text:tab/><text:tab/>&lt;startposition xsi:type="sequential"/&gt;</text:p>
      <text:p text:style-name="code"><text:s text:c="20"/><text:tab/><text:tab/><text:tab/>&lt;length xsi:type="fixed"&gt;1&lt;/length&gt;</text:p>
      <text:p text:style-name="code"><text:s text:c="16"/><text:tab/><text:tab/><text:tab/>&lt;/range&gt;</text:p>
      <text:p text:style-name="code"><text:tab/><text:tab/><text:tab/><text:tab/><text:tab/>&lt;nonValidValues&gt;</text:p>
      <text:p text:style-name="code"><text:tab/><text:tab/><text:tab/><text:tab/><text:tab/><text:tab/>&lt;value&gt;,&lt;/value&gt;</text:p>
      <text:p text:style-name="code"><text:tab/><text:tab/><text:tab/><text:tab/><text:tab/><text:tab/>&lt;value&gt;LF&lt;/value&gt;</text:p>
      <text:p text:style-name="code"><text:tab/><text:tab/><text:tab/> <text:s text:c="6"/><text:tab/><text:tab/>&lt;value&gt;CR&lt;/value&gt;</text:p>
      <text:p text:style-name="code"><text:tab/><text:tab/><text:tab/><text:tab/><text:tab/>&lt;/nonValidValues&gt;</text:p>
      <text:p text:style-name="code"><text:tab/><text:tab/><text:tab/><text:tab/><text:tab/>&lt;value&gt;workChar&lt;/value&gt;</text:p>
      <text:p text:style-name="code"><text:tab/><text:tab/><text:tab/><text:tab/>&lt;/symbol&gt;</text:p>
      <text:p text:style-name="code"><text:tab/><text:tab/><text:tab/><text:tab/>&lt;property identifier=“workCommaProperty“ <text:tab/><text:tab/></text:p>
      <text:p text:style-name="code"><text:tab/><text:tab/><text:tab/><text:tab/><text:tab/> <text:s text:c="3"/>optional=“true“ multiple=“true“&gt;</text:p>
      <text:p text:style-name="code"><text:tab/><text:tab/><text:tab/><text:tab/><text:tab/>&lt;range&gt;</text:p>
      <text:p text:style-name="code"><text:s text:c="20"/><text:tab/><text:tab/><text:tab/>&lt;startposition xsi:type="sequential"/&gt;</text:p>
      <text:p text:style-name="code"><text:s text:c="20"/><text:tab/><text:tab/><text:tab/>&lt;length xsi:type="fixed"&gt;1&lt;/length&gt;</text:p>
      <text:p text:style-name="code"><text:s text:c="16"/><text:tab/><text:tab/><text:tab/>&lt;/range&gt;</text:p>
      <text:p text:style-name="code"><text:tab/><text:tab/><text:tab/><text:tab/><text:tab/>&lt;value&gt;,&lt;/value&gt;</text:p>
      <text:p text:style-name="code"><text:tab/><text:tab/><text:tab/><text:tab/><text:tab/>&lt;name&gt;workComma&lt;/name&gt;</text:p>
      <text:p text:style-name="code"><text:tab/><text:tab/><text:tab/><text:tab/>&lt;/property&gt;</text:p>
      <text:p text:style-name="code"><text:s/><text:tab/><text:tab/><text:tab/><text:tab/>&lt;name&gt;fieldOfWork&lt;/name&gt;</text:p>
      <text:p text:style-name="code"><text:tab/><text:tab/><text:tab/>&lt;/item&gt;</text:p>
      <text:p text:style-name="code"><text:tab/><text:tab/>&lt;/item&gt;</text:p>
      <text:p text:style-name="code"><text:s text:c="12"/>&lt;/item&gt; </text:p>
      <text:p text:style-name="code"><text:s text:c="8"/>&lt;/item&gt;</text:p>
      <text:p text:style-name="code"><text:s text:c="4"/>&lt;/templates&gt;</text:p>
      <text:p text:style-name="code"><text:s text:c="4"/>&lt;postProcessing&gt;</text:p>
      <text:p text:style-name="code"><text:s text:c="4"/>&lt;/postProcessing&gt;</text:p>
      <text:p text:style-name="P6"><text:s text:c="2"/>&lt;/XCELDocument&gt; <text:s/></text:p>
      <text:p text:style-name="Standard"/>
      <text:h text:style-name="Heading_20_1" text:outline-level="1">Step 6 (using templates)</text:h>
      <text:p text:style-name="Standard">Now a record is completely described. For describing the whole file we want to define that a file can contain an arbitrary number of those records. This can be done be defining an item with the attribute order=“all“. Now we want to pull the definition of a record <text:span text:style-name="T3">in our all item</text:span>. This is done with an element processing. A processing can call methods that modify the referenced structure. In this case we add a name to the structure to indicate that a record is a description of a person.</text:p>
      <text:p text:style-name="code">&lt;?xml version="1.0" encoding="UTF-8"?&gt;</text:p>
      <text:p text:style-name="code">&lt;XCELDocument xmlns="http://www.planets-project.eu/xcl/schemas/xcl"</text:p>
      <text:p text:style-name="code"><text:s text:c="4"/>xmlns:xsi="http://www.w3.org/2001/XMLSchema-instance"</text:p>
      <text:p text:style-name="code"><text:s text:c="4"/>xsi:schemaLocation="http://www.planets-project.eu/xcl/schemas/xcl </text:p>
      <text:p text:style-name="code"><text:s text:c="4"/>schemas/XCELBasicExtension.xsd"&gt;</text:p>
      <text:p text:style-name="code"><text:s text:c="4"/>&lt;preProcessing&gt;&lt;/preProcessing&gt;</text:p>
      <text:p text:style-name="code"><text:s text:c="4"/>&lt;formatDescription&gt;</text:p>
      <text:p text:style-name="code"><text:s text:c="8"/>&lt;item xsi:type=“structuringItem“ identifier=“rootItem“ order=“all“&gt;</text:p>
      <text:p text:style-name="code"><text:tab/><text:tab/>&lt;processing type=“pullXCEL“ xcelRef=“aRecord“&gt;</text:p>
      <text:p text:style-name="code"><text:tab/><text:tab/><text:tab/>&lt;method name=“setName“&gt;</text:p>
      <text:p text:style-name="code"><text:tab/><text:tab/><text:tab/><text:tab/>&lt;param&gt;Person&lt;/param&gt;</text:p>
      <text:p text:style-name="code"><text:tab/><text:tab/><text:tab/>&lt;/method&gt;</text:p>
      <text:p text:style-name="code"><text:tab/><text:tab/>&lt;/processing&gt;</text:p>
      <text:p text:style-name="code"><text:tab/> <text:s/>&lt;/item&gt;</text:p>
      <text:p text:style-name="code"><text:s text:c="4"/>&lt;/formatDescription&gt;</text:p>
      <text:p text:style-name="code"><text:s text:c="4"/>&lt;templates&gt;</text:p>
      <text:p text:style-name="code"><text:s text:c="8"/>&lt;item xsi:type="structuringItem" identifier="aRecord"&gt;</text:p>
      <text:p text:style-name="code"><text:s text:c="12"/>&lt;item xsi:type="structuringItem" identifier="nameRow"&gt;</text:p>
      <text:p text:style-name="code"><text:s text:c="12"/>&lt;property identifier="nameProp" </text:p>
      <text:p text:style-name="code"><text:tab/><text:tab/><text:tab/><text:tab/>interpretation="ASCII"&gt;</text:p>
      <text:p text:style-name="code"><text:s text:c="16"/>&lt;range&gt;</text:p>
      <text:p text:style-name="code"><text:s text:c="20"/>&lt;startposition xsi:type="sequential"/&gt;</text:p>
      <text:p text:style-name="code"><text:s text:c="20"/>&lt;length xsi:type="fixed"&gt;5&lt;/length&gt;</text:p>
      <text:p text:style-name="code"><text:s text:c="16"/>&lt;/range&gt;</text:p>
      <text:p text:style-name="code"><text:s text:c="16"/>&lt;value&gt;Company:&lt;/value&gt;</text:p>
      <text:p text:style-name="code"><text:s text:c="16"/>&lt;name&gt;NameRow&lt;/name&gt;</text:p>
      <text:p text:style-name="code"><text:s text:c="12"/>&lt;/property&gt;</text:p>
      <text:p text:style-name="code"><text:s text:c="12"/>&lt;item xsi:type="definitionItem" identifier="nameRowValue" <text:s/>&gt;</text:p>
      <text:p text:style-name="code"><text:s text:c="17"/>&lt;symbol identifier="nameRowcharacter"</text:p>
      <text:p text:style-name="code"><text:s/><text:tab/><text:tab/><text:tab/><text:tab/><text:tab/>multiple="true" interpretation="ASCII"&gt;</text:p>
      <text:p text:style-name="code"><text:s text:c="21"/>&lt;range&gt;</text:p>
      <text:p text:style-name="code"><text:s text:c="25"/>&lt;startposition xsi:type="sequential"/&gt;</text:p>
      <text:p text:style-name="code"><text:s text:c="25"/>&lt;length xsi:type="processed"/&gt;</text:p>
      <text:p text:style-name="code"><text:s text:c="21"/>&lt;/range&gt;</text:p>
      <text:p text:style-name="code"><text:s text:c="21"/>&lt;nonValidValues&gt;</text:p>
      <text:p text:style-name="code"><text:s text:c="25"/>&lt;value&gt;LF&lt;/value&gt;</text:p>
      <text:p text:style-name="code"><text:tab/><text:tab/><text:tab/> <text:s text:c="6"/>&lt;value&gt;CR&lt;/value&gt;</text:p>
      <text:p text:style-name="code"><text:s text:c="21"/>&lt;/nonValidValues&gt;</text:p>
      <text:p text:style-name="code"><text:s text:c="22"/>&lt;name&gt;nameChar&lt;/name&gt;</text:p>
      <text:p text:style-name="code"><text:s text:c="17"/>&lt;/symbol&gt;</text:p>
      <text:p text:style-name="code"><text:s text:c="18"/>&lt;name&gt;Name&lt;/name&gt;</text:p>
      <text:p text:style-name="code"><text:s text:c="14"/>&lt;/item&gt; </text:p>
      <text:p text:style-name="code"><text:s text:c="16"/></text:p>
      <text:p text:style-name="code"><text:s text:c="12"/>&lt;/item&gt;</text:p>
      <text:p text:style-name="code"><text:s text:c="12"/>&lt;item xsi:type="structuringItem" identifier="sexRow"&gt;</text:p>
      <text:p text:style-name="code"><text:s text:c="16"/>&lt;property identifier="sexProp" interpretation="ASCII"&gt;</text:p>
      <text:p text:style-name="code"><text:s text:c="20"/>&lt;range&gt;</text:p>
      <text:p text:style-name="code"><text:s text:c="24"/>&lt;startposition xsi:type="sequential"/&gt;</text:p>
      <text:p text:style-name="code"><text:s text:c="24"/>&lt;length xsi:type="fixed"&gt;4&lt;/length&gt;</text:p>
      <text:p text:style-name="code"><text:s text:c="20"/>&lt;/range&gt;</text:p>
      <text:p text:style-name="code"><text:s text:c="20"/>&lt;value&gt;Sex:&lt;/value&gt;</text:p>
      <text:p text:style-name="code"><text:s text:c="20"/>&lt;name&gt;SexRow&lt;/name&gt;</text:p>
      <text:p text:style-name="code"><text:s text:c="16"/>&lt;/property&gt;</text:p>
      <text:p text:style-name="code"><text:s text:c="4"/></text:p>
      <text:p text:style-name="code"><text:s text:c="20"/>&lt;symbol identifier="sexRowcharacter" multiple="true"&gt;</text:p>
      <text:p text:style-name="code"><text:s text:c="24"/>&lt;range&gt;</text:p>
      <text:p text:style-name="code"><text:s text:c="28"/>&lt;startposition xsi:type="sequential"/&gt;</text:p>
      <text:p text:style-name="code"><text:s text:c="28"/>&lt;length xsi:type="fixed"&gt;1&lt;/length&gt;</text:p>
      <text:p text:style-name="code"><text:s text:c="24"/>&lt;/range&gt;</text:p>
      <text:p text:style-name="code"><text:s text:c="24"/>&lt;valueInterpretation&gt;</text:p>
      <text:p text:style-name="code"><text:s text:c="28"/>&lt;valueLabel&gt;male&lt;/valueLabel&gt;</text:p>
      <text:p text:style-name="code"><text:s text:c="28"/>&lt;value&gt;m&lt;/value&gt;</text:p>
      <text:p text:style-name="code"><text:s text:c="28"/>&lt;valueLabel&gt;female&lt;/valueLabel&gt;</text:p>
      <text:p text:style-name="code"><text:s text:c="28"/>&lt;value&gt;f&lt;/value&gt;</text:p>
      <text:p text:style-name="code"><text:s text:c="24"/>&lt;/valueInterpretation&gt;</text:p>
      <text:p text:style-name="code"><text:s text:c="24"/>&lt;name&gt;sex&lt;/name&gt;</text:p>
      <text:p text:style-name="code"><text:s text:c="20"/>&lt;/symbol&gt;</text:p>
      <text:p text:style-name="code"><text:s text:c="15"/></text:p>
      <text:p text:style-name="code"><text:s text:c="12"/>&lt;/item&gt;</text:p>
      <text:p text:style-name="code"><text:s text:c="12"/>&lt;item xsi:type="structuringItem" identifier="companyRow"&gt;</text:p>
      <text:p text:style-name="code"><text:s text:c="12"/>&lt;property identifier="companyProp" </text:p>
      <text:p text:style-name="code"><text:tab/><text:tab/><text:tab/><text:tab/>interpretation="ASCII"&gt;</text:p>
      <text:p text:style-name="code"><text:s text:c="16"/>&lt;range&gt;</text:p>
      <text:p text:style-name="code"><text:s text:c="20"/>&lt;startposition xsi:type="sequential"/&gt;</text:p>
      <text:p text:style-name="code"><text:s text:c="20"/>&lt;length xsi:type="fixed"&gt;8&lt;/length&gt;</text:p>
      <text:p text:style-name="code"><text:s text:c="16"/>&lt;/range&gt;</text:p>
      <text:p text:style-name="code"><text:s text:c="16"/>&lt;value&gt;Company:&lt;/value&gt;</text:p>
      <text:p text:style-name="code"><text:s text:c="16"/>&lt;name&gt;CompanyRow&lt;/name&gt;</text:p>
      <text:p text:style-name="code"><text:s text:c="12"/>&lt;/property&gt;</text:p>
      <text:p text:style-name="code"><text:s text:c="12"/>&lt;item xsi:type="definitionItem" identifier="companyRowValue" <text:s/>&gt;</text:p>
      <text:p text:style-name="code"><text:s text:c="17"/>&lt;symbol identifier="nameRowcharacter"</text:p>
      <text:p text:style-name="code"><text:s/><text:tab/><text:tab/><text:tab/><text:tab/> multiple="true" interpretation="ASCII"&gt;</text:p>
      <text:p text:style-name="code"><text:s text:c="21"/>&lt;range&gt;</text:p>
      <text:p text:style-name="code"><text:s text:c="25"/>&lt;startposition xsi:type="sequential"/&gt;</text:p>
      <text:p text:style-name="code"><text:s text:c="25"/>&lt;length xsi:type="processed"/&gt;</text:p>
      <text:p text:style-name="code"><text:s text:c="21"/>&lt;/range&gt;</text:p>
      <text:p text:style-name="code"><text:s text:c="21"/>&lt;nonValidValues&gt;</text:p>
      <text:p text:style-name="code"><text:s text:c="25"/>&lt;value&gt;LF&lt;/value&gt;</text:p>
      <text:p text:style-name="code"><text:tab/><text:tab/><text:tab/> <text:s text:c="6"/>&lt;value&gt;CR&lt;/value&gt;</text:p>
      <text:p text:style-name="code"><text:s text:c="21"/>&lt;/nonValidValues&gt;</text:p>
      <text:p text:style-name="code"><text:s text:c="22"/>&lt;name&gt;companyChar&lt;/name&gt;</text:p>
      <text:p text:style-name="code"><text:s text:c="17"/>&lt;/symbol&gt;</text:p>
      <text:p text:style-name="code"><text:s text:c="18"/>&lt;name&gt;Company&lt;/name&gt;</text:p>
      <text:p text:style-name="code"><text:s text:c="12"/>&lt;/item&gt;</text:p>
      <text:p text:style-name="code"><text:s text:c="12"/>&lt;item xsi:type="structuringItem" identifier="fieldsOfWorkRow"&gt;</text:p>
      <text:p text:style-name="code"><text:s text:c="13"/>&lt;property identifier="workProp" </text:p>
      <text:p text:style-name="code"><text:tab/><text:tab/><text:tab/><text:tab/>interpretation="ASCII"&gt;</text:p>
      <text:p text:style-name="code"><text:s text:c="16"/>&lt;range&gt;</text:p>
      <text:p text:style-name="code"><text:s text:c="20"/>&lt;startposition xsi:type="sequential"/&gt;</text:p>
      <text:p text:style-name="code"><text:s text:c="20"/>&lt;length xsi:type="fixed"&gt;15&lt;/length&gt;</text:p>
      <text:p text:style-name="code"><text:s text:c="16"/>&lt;/range&gt;</text:p>
      <text:p text:style-name="code"><text:s text:c="16"/>&lt;value&gt;Fields of work:&lt;/value&gt;</text:p>
      <text:p text:style-name="code"><text:s text:c="16"/>&lt;name&gt;workRow&lt;/name&gt;</text:p>
      <text:p text:style-name="code"><text:s text:c="12"/>&lt;/property&gt;</text:p>
      <text:p text:style-name="code"><text:s text:c="12"/>&lt;item xsi:type=“structuringItem“ </text:p>
      <text:p text:style-name="code"><text:tab/><text:tab/><text:tab/>identifier=“workAllItem“ order=“all“&gt;</text:p>
      <text:p text:style-name="code"><text:tab/><text:tab/><text:tab/>&lt;item xsi:type=“definitionItem“ </text:p>
      <text:p text:style-name="code"><text:tab/><text:tab/><text:tab/><text:tab/>identifier=“fieldOfWorkItem“ multiple=“true“&gt;</text:p>
      <text:p text:style-name="code"><text:tab/><text:tab/><text:tab/><text:tab/>&lt;symbol identifier=“workCharItem“ multiple=“true“&gt; <text:s text:c="15"/><text:tab/><text:tab/><text:tab/><text:tab/><text:tab/>&lt;range&gt;</text:p>
      <text:p text:style-name="code"><text:s text:c="20"/><text:tab/><text:tab/><text:tab/>&lt;startposition xsi:type="sequential"/&gt;</text:p>
      <text:p text:style-name="code"><text:s text:c="20"/><text:tab/><text:tab/><text:tab/>&lt;length xsi:type="fixed"&gt;1&lt;/length&gt;</text:p>
      <text:p text:style-name="code"><text:s text:c="16"/><text:tab/><text:tab/><text:tab/>&lt;/range&gt;</text:p>
      <text:p text:style-name="code"><text:tab/><text:tab/><text:tab/><text:tab/><text:tab/>&lt;nonValidValues&gt;</text:p>
      <text:p text:style-name="code"><text:tab/><text:tab/><text:tab/><text:tab/><text:tab/><text:tab/>&lt;value&gt;,&lt;/value&gt;</text:p>
      <text:p text:style-name="code"><text:tab/><text:tab/><text:tab/><text:tab/><text:tab/><text:tab/>&lt;value&gt;LF&lt;/value&gt;</text:p>
      <text:p text:style-name="code"><text:tab/><text:tab/><text:tab/> <text:s text:c="6"/><text:tab/><text:tab/>&lt;value&gt;CR&lt;/value&gt;</text:p>
      <text:p text:style-name="code"><text:tab/><text:tab/><text:tab/><text:tab/><text:tab/>&lt;/nonValidValues&gt;</text:p>
      <text:p text:style-name="code"><text:tab/><text:tab/><text:tab/><text:tab/><text:tab/>&lt;value&gt;workChar&lt;/value&gt;</text:p>
      <text:p text:style-name="code"><text:tab/><text:tab/><text:tab/><text:tab/>&lt;/symbol&gt;</text:p>
      <text:p text:style-name="code"><text:tab/><text:tab/><text:tab/><text:tab/>&lt;name&gt;fieldOfWork&lt;/name&gt;</text:p>
      <text:p text:style-name="code"><text:tab/><text:tab/><text:tab/>&lt;/item&gt;</text:p>
      <text:p text:style-name="code"><text:tab/><text:tab/><text:tab/>&lt;property identifier=“workCommaProperty“ <text:tab/><text:tab/></text:p>
      <text:p text:style-name="code"><text:tab/><text:tab/><text:tab/><text:tab/><text:tab/> <text:s text:c="3"/>optional=“true“ multiple=“true“&gt;</text:p>
      <text:p text:style-name="code"><text:tab/><text:tab/><text:tab/><text:tab/>&lt;range&gt;</text:p>
      <text:p text:style-name="code"><text:s text:c="20"/><text:tab/><text:tab/>&lt;startposition xsi:type="sequential"/&gt;</text:p>
      <text:p text:style-name="code"><text:s text:c="20"/><text:tab/><text:tab/>&lt;length xsi:type="fixed"&gt;1&lt;/length&gt;</text:p>
      <text:p text:style-name="code"><text:s text:c="16"/><text:tab/><text:tab/>&lt;/range&gt;</text:p>
      <text:p text:style-name="code"><text:tab/><text:tab/><text:tab/><text:tab/>&lt;value&gt;,&lt;/value&gt;</text:p>
      <text:p text:style-name="code"><text:tab/><text:tab/><text:tab/><text:tab/>&lt;name&gt;workComma&lt;/name&gt;</text:p>
      <text:p text:style-name="code"><text:tab/><text:tab/><text:tab/>&lt;/property&gt;</text:p>
      <text:p text:style-name="code"><text:tab/><text:tab/>&lt;/item&gt;</text:p>
      <text:p text:style-name="code"><text:s text:c="12"/>&lt;/item&gt; </text:p>
      <text:p text:style-name="code"><text:s text:c="8"/>&lt;/item&gt;</text:p>
      <text:p text:style-name="code"><text:s text:c="4"/>&lt;/templates&gt;</text:p>
      <text:p text:style-name="code"><text:s text:c="4"/>&lt;postProcessing&gt;</text:p>
      <text:p text:style-name="code"><text:s text:c="4"/>&lt;/postProcessing&gt;</text:p>
      <text:p text:style-name="P6"><text:span text:style-name="T4"><text:s text:c="2"/>&lt;/XCELDocument&gt; </text:span><text:s/></text:p>
      <text:p text:style-name="Standard"/>
      <text:h text:style-name="Heading_20_1" text:outline-level="1">The resul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adornments="Standard"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Standard" style:class="text">
      <style:paragraph-properties fo:background-color="#cccccc">
        <style:background-image/>
      </style:paragraph-properties>
      <style:text-properties style:font-name="Courier" fo:font-size="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4-05T12:55:29</meta:creation-date>
    <dc:date>2007-05-02T09:58:14</dc:date>
    <dc:language>de-DE</dc:language>
    <meta:editing-cycles>26</meta:editing-cycles>
    <meta:editing-duration>PT6H23M51S</meta:editing-duration>
    <meta:user-defined meta:name="Info 1"/>
    <meta:user-defined meta:name="Info 2"/>
    <meta:user-defined meta:name="Info 3"/>
    <meta:user-defined meta:name="Info 4"/>
    <meta:document-statistic meta:table-count="0" meta:image-count="0" meta:object-count="0" meta:page-count="11" meta:paragraph-count="478" meta:word-count="1900" meta:character-count="20265"/>
  </office:meta>
</office:document-meta>
</file>